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gradient" draw:fill-color="#666666" draw:fill-gradient-name="makr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b613d" draw:textarea-horizontal-align="center" draw:textarea-vertical-align="middle"/>
    </style:style>
    <style:style style:name="gr4" style:family="graphic" style:parent-style-name="standard">
      <style:graphic-properties draw:stroke="none" draw:fill="gradient" draw:fill-color="#666666" draw:fill-gradient-name="makr2" draw:textarea-horizontal-align="center" draw:textarea-vertical-align="middle"/>
    </style:style>
    <style:style style:name="gr5" style:family="graphic" style:parent-style-name="standard">
      <style:graphic-properties svg:stroke-width="0.1cm" svg:stroke-color="#eb613d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eb613d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eb613d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05cm" svg:stroke-color="#eb613d" draw:marker-start-width="0.275cm" draw:marker-end-width="0.275cm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eb613d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6cm" svg:stroke-color="#eb613d" draw:marker-start-width="0.29cm" draw:marker-end-width="0.29cm" draw:fill="none" draw:fill-color="#000000" draw:textarea-horizontal-align="justify" draw:textarea-vertical-align="middle" draw:auto-grow-height="false" fo:padding-top="0.155cm" fo:padding-bottom="0.155cm" fo:padding-left="0.28cm" fo:padding-right="0.28cm"/>
    </style:style>
    <style:style style:name="gr12" style:family="graphic" style:parent-style-name="standard">
      <style:graphic-properties svg:stroke-width="0.06cm" svg:stroke-color="#eb613d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P1" style:family="paragraph">
      <style:text-properties fo:font-family="'Lucida Console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666666" fo:font-family="'DejaVu Sans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eb613d" fo:font-family="'DejaVu Sans Mono'" style:font-family-generic="modern" style:font-pitch="fixed" fo:font-size="96pt" fo:text-shadow="none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623cm" svg:height="4.196cm" svg:x="6cm" svg:y="3cm">
          <draw:text-box>
            <text:p><text:span text:style-name="T1">ak</text:span><text:span text:style-name="T2">r</text:span></text:p>
          </draw:text-box>
        </draw:frame>
        <draw:rect draw:style-name="gr2" draw:text-style-name="P2" draw:layer="layout" svg:width="3cm" svg:height="3cm" svg:x="3cm" svg:y="3.3cm">
          <text:p/>
        </draw:rect>
        <draw:polygon draw:style-name="gr3" draw:text-style-name="P2" draw:layer="layout" svg:width="2.999cm" svg:height="1.199cm" svg:x="3cm" svg:y="3.3cm" svg:viewBox="0 0 3000 1200" draw:points="0,0 3000,0 1500,1200">
          <text:p/>
        </draw:polygon>
        <draw:frame draw:style-name="gr1" draw:text-style-name="P1" draw:layer="layout" svg:width="6.623cm" svg:height="4.196cm" svg:x="6.001cm" svg:y="8.4cm">
          <draw:text-box>
            <text:p><text:span text:style-name="T1">ak</text:span><text:span text:style-name="T2">r</text:span></text:p>
          </draw:text-box>
        </draw:frame>
        <draw:rect draw:style-name="gr4" draw:text-style-name="P2" draw:layer="layout" svg:width="3cm" svg:height="3cm" svg:x="3.001cm" svg:y="8.7cm">
          <text:p/>
        </draw:rect>
        <draw:custom-shape draw:style-name="gr5" draw:text-style-name="P2" draw:layer="layout" svg:width="0.672cm" svg:height="0.672cm" svg:x="5.119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2cm" svg:height="0.672cm" svg:x="3.19cm" svg:y="8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2cm" svg:height="0.672cm" svg:x="4.129cm" svg:y="9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72cm" svg:height="0.672cm" svg:x="3.177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.532cm" svg:y1="10.857cm" svg:x2="3.519cm" svg:y2="9.593cm">
          <text:p/>
        </draw:line>
        <draw:line draw:style-name="gr6" draw:text-style-name="P2" draw:layer="layout" svg:x1="4.757cm" svg:y1="9.867cm" svg:x2="5.213cm" svg:y2="9.489cm">
          <text:p/>
        </draw:line>
        <draw:line draw:style-name="gr6" draw:text-style-name="P2" draw:layer="layout" svg:x1="3.766cm" svg:y1="9.462cm" svg:x2="4.17cm" svg:y2="9.893cm">
          <text:p/>
        </draw:line>
        <draw:custom-shape draw:style-name="gr5" draw:text-style-name="P2" draw:layer="layout" svg:width="0.672cm" svg:height="0.672cm" svg:x="5.106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462cm" svg:y1="10.857cm" svg:x2="5.449cm" svg:y2="9.593cm">
          <text:p/>
        </draw:line>
        <draw:custom-shape draw:style-name="gr7" draw:text-style-name="P2" draw:layer="layout" svg:width="0.573cm" svg:height="0.574cm" svg:x="3.232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73cm" svg:height="0.574cm" svg:x="5.149cm" svg:y="1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73cm" svg:height="0.574cm" svg:x="4.184cm" svg:y="9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73cm" svg:height="0.574cm" svg:x="3.233cm" svg:y="8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73cm" svg:height="0.574cm" svg:x="5.176cm" svg:y="8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623cm" svg:height="4.196cm" svg:x="19.203cm" svg:y="3cm">
          <draw:text-box>
            <text:p><text:span text:style-name="T1">ak</text:span><text:span text:style-name="T2">r</text:span></text:p>
          </draw:text-box>
        </draw:frame>
        <draw:rect draw:style-name="gr2" draw:text-style-name="P2" draw:layer="layout" svg:width="3cm" svg:height="3cm" svg:x="16.203cm" svg:y="3.3cm">
          <text:p/>
        </draw:rect>
        <draw:polygon draw:style-name="gr3" draw:text-style-name="P2" draw:layer="layout" svg:width="2.999cm" svg:height="1.199cm" svg:x="16.203cm" svg:y="3.3cm" svg:viewBox="0 0 3000 1200" draw:points="0,0 3000,0 1500,1200">
          <text:p/>
        </draw:polygon>
        <draw:custom-shape draw:style-name="gr8" draw:text-style-name="P2" draw:layer="layout" svg:width="0.995cm" svg:height="0.995cm" svg:x="17.206cm" svg:y="5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7.71cm" svg:y1="5.027cm" svg:x2="17.701cm" svg:y2="4.143cm">
          <text:p/>
        </draw:line>
        <draw:frame draw:style-name="gr1" draw:text-style-name="P1" draw:layer="layout" svg:width="6.623cm" svg:height="4.196cm" svg:x="19.204cm" svg:y="8.522cm">
          <draw:text-box>
            <text:p><text:span text:style-name="T1">ak</text:span><text:span text:style-name="T2">r</text:span></text:p>
          </draw:text-box>
        </draw:frame>
        <draw:rect draw:style-name="gr2" draw:text-style-name="P2" draw:layer="layout" svg:width="3cm" svg:height="3cm" svg:x="16.204cm" svg:y="8.822cm">
          <text:p/>
        </draw:rect>
        <draw:custom-shape draw:style-name="gr9" draw:text-style-name="P2" draw:layer="layout" svg:width="0.4cm" svg:height="0.4cm" svg:x="16.847cm" svg:y="9.9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cm" svg:height="0.4cm" svg:x="16.88cm" svg:y="11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cm" svg:height="0.4cm" svg:x="17.491cm" svg:y="11.2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cm" svg:height="0.4cm" svg:x="18.12cm" svg:y="11.2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cm" svg:height="0.4cm" svg:x="18.147cm" svg:y="9.9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2" draw:layer="layout" svg:x1="17.054cm" svg:y1="10.319cm" svg:x2="17.054cm" svg:y2="11.284cm">
          <text:p/>
        </draw:line>
        <draw:line draw:style-name="gr10" draw:text-style-name="P2" draw:layer="layout" svg:x1="17.152cm" svg:y1="10.279cm" svg:x2="17.657cm" svg:y2="11.278cm">
          <text:p/>
        </draw:line>
        <draw:line draw:style-name="gr10" draw:text-style-name="P2" draw:layer="layout" svg:x1="18.217cm" svg:y1="10.279cm" svg:x2="17.698cm" svg:y2="11.264cm">
          <text:p/>
        </draw:line>
        <draw:line draw:style-name="gr10" draw:text-style-name="P2" draw:layer="layout" svg:x1="18.364cm" svg:y1="10.325cm" svg:x2="18.354cm" svg:y2="11.278cm">
          <text:p/>
        </draw:line>
        <draw:frame draw:style-name="gr1" draw:text-style-name="P1" draw:layer="layout" svg:width="6.623cm" svg:height="4.196cm" svg:x="19.205cm" svg:y="13.483cm">
          <draw:text-box>
            <text:p><text:span text:style-name="T1">ak</text:span><text:span text:style-name="T2">r</text:span></text:p>
          </draw:text-box>
        </draw:frame>
        <draw:rect draw:style-name="gr2" draw:text-style-name="P2" draw:layer="layout" svg:width="3cm" svg:height="3cm" svg:x="16.205cm" svg:y="13.783cm">
          <text:p/>
        </draw:rect>
        <draw:custom-shape draw:style-name="gr11" draw:text-style-name="P2" draw:layer="layout" svg:width="0.4cm" svg:height="0.4cm" svg:x="16.848cm" svg:y="15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4cm" svg:height="0.4cm" svg:x="16.881cm" svg:y="16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4cm" svg:height="0.4cm" svg:x="17.492cm" svg:y="16.0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4cm" svg:height="0.4cm" svg:x="18.121cm" svg:y="16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2" draw:layer="layout" svg:width="0.4cm" svg:height="0.4cm" svg:x="18.148cm" svg:y="15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2" draw:layer="layout" svg:x1="17.052cm" svg:y1="15.802cm" svg:x2="17.055cm" svg:y2="16.245cm">
          <text:p/>
        </draw:line>
        <draw:line draw:style-name="gr12" draw:text-style-name="P2" draw:layer="layout" svg:x1="17.198cm" svg:y1="15.757cm" svg:x2="17.542cm" svg:y2="16.08cm">
          <text:p/>
        </draw:line>
        <draw:line draw:style-name="gr12" draw:text-style-name="P2" draw:layer="layout" svg:x1="18.203cm" svg:y1="15.75cm" svg:x2="17.833cm" svg:y2="16.087cm">
          <text:p/>
        </draw:line>
        <draw:line draw:style-name="gr12" draw:text-style-name="P2" draw:layer="layout" svg:x1="18.362cm" svg:y1="15.809cm" svg:x2="18.355cm" svg:y2="16.239cm">
          <text:p/>
        </draw:line>
        <draw:polygon draw:style-name="gr3" draw:text-style-name="P2" draw:layer="layout" svg:width="2.999cm" svg:height="1.199cm" svg:x="16.204cm" svg:y="13.791cm" svg:viewBox="0 0 3000 1200" draw:points="0,0 3000,0 1500,12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makr" draw:style="axial" draw:start-color="#666666" draw:end-color="#333333" draw:start-intensity="100%" draw:end-intensity="100%" draw:angle="0" draw:border="0%"/>
    <draw:gradient draw:name="makr2" draw:style="linear" draw:start-color="#333333" draw:end-color="#9999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5T14:37:54.09</meta:creation-date>
    <dc:date>2011-08-25T22:44:52</dc:date>
    <meta:editing-duration>PT50M37S</meta:editing-duration>
    <meta:editing-cycles>5</meta:editing-cycles>
    <meta:generator>LibreOffice/3.3$Unix LibreOffice_project/330m19$Build-8</meta:generator>
    <meta:document-statistic meta:object-count="47"/>
  </office:meta>
</office:document-meta>
</file>